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6FE3CAA4.png" manifest:media-type="image/png"/>
  <manifest:file-entry manifest:full-path="Pictures/100002010000018D0000007F8D8FB2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6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objectwithoutfill">
      <style:graphic-properties svg:stroke-color="#2c001e" draw:marker-end="Arrow" draw:marker-end-width="0.3cm" draw:fill="none" draw:fill-color="#000000" draw:textarea-vertical-align="middl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1cm" svg:height="2.3cm" svg:x="13.3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2.3cm" svg:x="4.4cm" svg:y="13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2cm" svg:height="1.85cm" svg:x="4.9cm" svg:y="13.8cm">
          <draw:text-box>
            <text:p>Client</text:p>
          </draw:text-box>
        </draw:frame>
        <draw:frame draw:style-name="gr3" draw:layer="layout" svg:width="2.5cm" svg:height="1.55cm" svg:x="13.7cm" svg:y="13.9cm">
          <draw:text-box>
            <text:p>Server</text:p>
          </draw:text-box>
        </draw:frame>
        <draw:line draw:style-name="gr4" draw:text-style-name="P1" draw:layer="layout" svg:x1="7.5cm" svg:y1="14.3cm" svg:x2="13.3cm" svg:y2="14.3cm">
          <text:p/>
        </draw:line>
        <draw:frame draw:style-name="gr5" draw:text-style-name="P1" draw:layer="layout" svg:width="6.1cm" svg:height="1.9cm" svg:x="2.9cm" svg:y="18.1cm">
          <draw:image xlink:href="Pictures/100002010000018D0000007F8D8FB24A.png" xlink:type="simple" xlink:show="embed" xlink:actuate="onLoad">
            <text:p/>
          </draw:image>
        </draw:frame>
        <draw:line draw:style-name="gr4" draw:text-style-name="P1" draw:layer="layout" svg:x1="5.7cm" svg:y1="18.1cm" svg:x2="5.7cm" svg:y2="15.8cm">
          <text:p/>
        </draw:line>
        <draw:line draw:style-name="gr4" draw:text-style-name="P1" draw:layer="layout" svg:x1="8.9cm" svg:y1="18.1cm" svg:x2="14.8cm" svg:y2="15.8cm">
          <text:p/>
        </draw:line>
        <draw:frame draw:style-name="gr5" draw:text-style-name="P1" draw:layer="layout" svg:width="3.5cm" svg:height="3.1cm" svg:x="13.2cm" svg:y="17.9cm">
          <draw:image xlink:href="Pictures/1000020100000200000002006FE3CAA4.png" xlink:type="simple" xlink:show="embed" xlink:actuate="onLoad">
            <text:p/>
          </draw:image>
        </draw:frame>
        <draw:line draw:style-name="gr4" draw:text-style-name="P1" draw:layer="layout" svg:x1="6.2cm" svg:y1="15.8cm" svg:x2="13.3cm" svg:y2="18.5cm">
          <text:p/>
        </draw:line>
        <draw:line draw:style-name="gr4" draw:text-style-name="P1" draw:layer="layout" svg:x1="15.4cm" svg:y1="15.8cm" svg:x2="15.4cm" svg:y2="18.2cm">
          <text:p/>
        </draw:line>
        <draw:line draw:style-name="gr4" draw:text-style-name="P1" draw:layer="layout" svg:x1="13.3cm" svg:y1="14.9cm" svg:x2="7.5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6:21:07.507940855</meta:creation-date>
    <dc:date>2016-05-17T17:07:45.208423056</dc:date>
    <meta:editing-duration>PT16M14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